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fo:language="ru" fo:country="RU"/>
    </style:style>
    <style:style style:name="P2" style:family="paragraph" style:parent-style-name="Text_20_body">
      <style:text-properties fo:language="ru" fo:country="RU" fo:font-style="normal" style:font-style-asian="normal" style:font-style-complex="normal"/>
    </style:style>
    <style:style style:name="P3" style:family="paragraph" style:parent-style-name="Text_20_body">
      <style:text-properties fo:language="ru" fo:country="RU" fo:font-style="normal" officeooo:rsid="00148ae8" officeooo:paragraph-rsid="00148ae8" style:font-style-asian="normal" style:font-style-complex="normal"/>
    </style:style>
    <style:style style:name="P4" style:family="paragraph" style:parent-style-name="Text_20_body">
      <style:paragraph-properties fo:text-align="justify" style:justify-single-word="false"/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Text_20_body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ext_20_body">
      <style:text-properties fo:language="ru" fo:country="RU" fo:font-style="italic" officeooo:rsid="001ace90" officeooo:paragraph-rsid="001ace90" style:font-style-asian="italic" style:font-style-complex="italic"/>
    </style:style>
    <style:style style:name="P7" style:family="paragraph" style:parent-style-name="Text_20_body">
      <style:text-properties fo:language="ru" fo:country="RU" officeooo:rsid="00148ae8" officeooo:paragraph-rsid="00148ae8"/>
    </style:style>
    <style:style style:name="P8" style:family="paragraph" style:parent-style-name="Text_20_body">
      <style:paragraph-properties fo:text-align="justify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Text_20_body">
      <style:text-properties officeooo:paragraph-rsid="001ace90"/>
    </style:style>
    <style:style style:name="P10" style:family="paragraph" style:parent-style-name="Text_20_body">
      <style:text-properties officeooo:paragraph-rsid="0020c664"/>
    </style:style>
    <style:style style:name="P11" style:family="paragraph" style:parent-style-name="Text_20_body">
      <style:text-properties officeooo:paragraph-rsid="0022522a"/>
    </style:style>
    <style:style style:name="P12" style:family="paragraph" style:parent-style-name="Text_20_body">
      <style:paragraph-properties fo:break-before="page"/>
      <style:text-properties fo:language="ru" fo:country="RU"/>
    </style:style>
    <style:style style:name="P13" style:family="paragraph" style:parent-style-name="Contents_20_Heading">
      <style:paragraph-properties fo:break-before="page"/>
    </style:style>
    <style:style style:name="P14" style:family="paragraph" style:parent-style-name="Text_20_body">
      <style:paragraph-properties fo:margin-left="0in" fo:margin-right="0in" fo:text-indent="0in" style:auto-text-indent="false"/>
      <style:text-properties fo:font-style="normal" style:font-style-asian="normal" style:font-style-complex="normal"/>
    </style:style>
    <style:style style:name="P15" style:family="paragraph" style:parent-style-name="Text_20_body">
      <style:paragraph-properties fo:margin-left="0in" fo:margin-right="0in" fo:text-indent="0in" style:auto-text-indent="false"/>
      <style:text-properties fo:language="ru" fo:country="RU" fo:font-style="normal" style:font-style-asian="normal" style:font-style-complex="normal"/>
    </style:style>
    <style:style style:name="P16" style:family="paragraph" style:parent-style-name="Text_20_body">
      <style:paragraph-properties fo:margin-left="0.4925in" fo:margin-right="0in" fo:margin-top="0in" fo:margin-bottom="0in" fo:text-indent="0in" style:auto-text-indent="false"/>
      <style:text-properties fo:language="ru" fo:country="RU" fo:font-style="italic" style:font-style-asian="italic" style:font-style-complex="italic"/>
    </style:style>
    <style:style style:name="P17" style:family="paragraph" style:parent-style-name="Text_20_body">
      <style:paragraph-properties fo:margin-left="0.4925in" fo:margin-right="0in" fo:text-indent="0in" style:auto-text-indent="false"/>
      <style:text-properties fo:language="ru" fo:country="RU" fo:font-style="italic" officeooo:rsid="001552ff" officeooo:paragraph-rsid="001552ff" style:font-style-asian="italic" style:font-style-complex="italic"/>
    </style:style>
    <style:style style:name="P18" style:family="paragraph" style:parent-style-name="Text_20_body">
      <style:paragraph-properties fo:margin-left="0.4925in" fo:margin-right="0in" fo:text-indent="0in" style:auto-text-indent="false"/>
      <style:text-properties fo:language="ru" fo:country="RU" fo:font-style="normal" officeooo:rsid="001552ff" officeooo:paragraph-rsid="001552ff" style:font-style-asian="normal" style:font-style-complex="normal"/>
    </style:style>
    <style:style style:name="P19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2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22" style:family="paragraph" style:parent-style-name="Text_20_body"/>
    <style:style style:name="P23" style:family="paragraph" style:parent-style-name="Text_20_body" style:list-style-name="L1"/>
    <style:style style:name="P24" style:family="paragraph" style:parent-style-name="Text_20_body" style:list-style-name="L2"/>
    <style:style style:name="P25" style:family="paragraph" style:parent-style-name="Text_20_body" style:list-style-name="L2">
      <style:text-properties officeooo:paragraph-rsid="0016a54c"/>
    </style:style>
    <style:style style:name="P26" style:family="paragraph" style:parent-style-name="Text_20_body" style:list-style-name="L2">
      <style:text-properties officeooo:paragraph-rsid="0018ee86"/>
    </style:style>
    <style:style style:name="P27" style:family="paragraph" style:parent-style-name="Text_20_body" style:list-style-name="L3">
      <style:paragraph-properties fo:text-align="justify" style:justify-single-word="false"/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P28" style:family="paragraph" style:parent-style-name="Text_20_body" style:list-style-name="L4">
      <style:paragraph-properties fo:text-align="justify" style:justify-single-word="false"/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P29" style:family="paragraph" style:parent-style-name="Text_20_body" style:list-style-name="L5">
      <style:paragraph-properties fo:text-align="justify" style:justify-single-word="false"/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P30" style:family="paragraph" style:parent-style-name="Text_20_body">
      <style:paragraph-properties fo:text-align="justify" style:justify-single-word="false"/>
      <style:text-properties fo:language="ru" fo:country="RU" fo:font-style="normal" fo:font-weight="normal" officeooo:paragraph-rsid="002526ac" style:font-style-asian="normal" style:font-weight-asian="normal" style:font-style-complex="normal" style:font-weight-complex="normal"/>
    </style:style>
    <style:style style:name="P31" style:family="paragraph" style:parent-style-name="Text_20_body" style:list-style-name="L9">
      <style:text-properties fo:language="ru" fo:country="RU" fo:font-style="normal" officeooo:rsid="00148ae8" officeooo:paragraph-rsid="00148ae8" style:font-style-asian="normal" style:font-style-complex="normal"/>
    </style:style>
    <style:style style:name="P32" style:family="paragraph" style:parent-style-name="Text_20_body" style:list-style-name="L6">
      <style:text-properties fo:language="ru" fo:country="RU"/>
    </style:style>
    <style:style style:name="P33" style:family="paragraph" style:parent-style-name="Text_20_body" style:list-style-name="L6">
      <style:text-properties fo:language="ru" fo:country="RU" officeooo:rsid="0013ebd1" officeooo:paragraph-rsid="0013ebd1"/>
    </style:style>
    <style:style style:name="P34" style:family="paragraph" style:parent-style-name="Text_20_body" style:list-style-name="L6">
      <style:text-properties fo:language="ru" fo:country="RU" officeooo:rsid="001d30e7" officeooo:paragraph-rsid="001d30e7"/>
    </style:style>
    <style:style style:name="P35" style:family="paragraph" style:parent-style-name="Text_20_body" style:list-style-name="L7">
      <style:text-properties fo:language="ru" fo:country="RU"/>
    </style:style>
    <style:style style:name="P36" style:family="paragraph" style:parent-style-name="Text_20_body" style:list-style-name="L8">
      <style:text-properties fo:language="ru" fo:country="RU"/>
    </style:style>
    <style:style style:name="P37" style:family="paragraph" style:parent-style-name="Text_20_body" style:list-style-name="L10">
      <style:text-properties fo:language="ru" fo:country="RU" fo:font-style="italic" style:font-style-asian="italic" style:font-style-complex="italic"/>
    </style:style>
    <style:style style:name="P38" style:family="paragraph" style:parent-style-name="Text_20_body">
      <style:text-properties fo:language="ru" fo:country="RU" fo:font-style="italic" fo:font-weight="bold" officeooo:paragraph-rsid="002352e8" style:font-style-asian="italic" style:font-weight-asian="bold" style:font-style-complex="italic" style:font-weight-complex="bold"/>
    </style:style>
    <style:style style:name="P39" style:family="paragraph" style:parent-style-name="Text_20_body">
      <style:text-properties fo:language="ru" fo:country="RU" fo:font-style="italic" fo:font-weight="bold" officeooo:paragraph-rsid="002526ac" style:font-style-asian="italic" style:font-weight-asian="bold" style:font-style-complex="italic" style:font-weight-complex="bold"/>
    </style:style>
    <style:style style:name="P40" style:family="paragraph" style:parent-style-name="Text_20_body" style:list-style-name="L9">
      <style:text-properties officeooo:paragraph-rsid="00148ae8"/>
    </style:style>
    <style:style style:name="P41" style:family="paragraph" style:parent-style-name="Text_20_body" style:list-style-name="L10">
      <style:text-properties officeooo:paragraph-rsid="00148ae8"/>
    </style:style>
    <style:style style:name="P42" style:family="paragraph" style:parent-style-name="Text_20_body">
      <style:text-properties officeooo:paragraph-rsid="002526ac"/>
    </style:style>
    <style:style style:name="P43" style:family="paragraph" style:parent-style-name="Heading_20_3">
      <style:text-properties fo:language="ru" fo:country="RU"/>
    </style:style>
    <style:style style:name="P44" style:family="paragraph" style:parent-style-name="Heading_20_2">
      <style:text-properties fo:language="ru" fo:country="RU"/>
    </style:style>
    <style:style style:name="P45" style:family="paragraph" style:parent-style-name="Heading_20_2">
      <style:paragraph-properties fo:break-before="page"/>
      <style:text-properties fo:language="ru" fo:country="RU"/>
    </style:style>
    <style:style style:name="P46" style:family="paragraph" style:parent-style-name="Heading_20_1" style:list-style-name="">
      <style:text-properties fo:language="ru" fo:country="RU"/>
    </style:style>
    <style:style style:name="P47" style:family="paragraph" style:parent-style-name="Heading_20_1">
      <style:paragraph-properties fo:break-before="page"/>
      <style:text-properties fo:language="ru" fo:country="RU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normal" style:font-weight-asian="normal" style:font-weight-complex="normal"/>
    </style:style>
    <style:style style:name="T3" style:family="text">
      <style:text-properties fo:language="ru" fo:country="RU" fo:font-weight="bold" style:font-weight-asian="bold" style:font-weight-complex="bold"/>
    </style:style>
    <style:style style:name="T4" style:family="text">
      <style:text-properties fo:language="ru" fo:country="RU" fo:font-weight="bold" officeooo:rsid="001714dd" style:font-weight-asian="bold" style:font-weight-complex="bold"/>
    </style:style>
    <style:style style:name="T5" style:family="text">
      <style:text-properties fo:language="ru" fo:country="RU" fo:font-style="italic" style:font-style-asian="italic" style:font-style-complex="italic"/>
    </style:style>
    <style:style style:name="T6" style:family="text">
      <style:text-properties fo:language="ru" fo:country="RU" fo:font-style="italic" officeooo:rsid="0013ebd1" style:font-style-asian="italic" style:font-style-complex="italic"/>
    </style:style>
    <style:style style:name="T7" style:family="text">
      <style:text-properties fo:language="ru" fo:country="RU" fo:font-style="italic" officeooo:rsid="00148ae8" style:font-style-asian="italic" style:font-style-complex="italic"/>
    </style:style>
    <style:style style:name="T8" style:family="text">
      <style:text-properties fo:language="ru" fo:country="RU" fo:font-style="italic" fo:font-weight="normal" officeooo:rsid="0016a54c" style:font-style-asian="italic" style:font-weight-asian="normal" style:font-style-complex="italic" style:font-weight-complex="normal"/>
    </style:style>
    <style:style style:name="T9" style:family="text">
      <style:text-properties fo:language="ru" fo:country="RU" fo:font-style="italic" fo:font-weight="normal" officeooo:rsid="001714dd" style:font-style-asian="italic" style:font-weight-asian="normal" style:font-style-complex="italic" style:font-weight-complex="normal"/>
    </style:style>
    <style:style style:name="T10" style:family="text">
      <style:text-properties fo:language="ru" fo:country="RU" fo:font-style="italic" fo:font-weight="normal" officeooo:rsid="0018ee86" style:font-style-asian="italic" style:font-weight-asian="normal" style:font-style-complex="italic" style:font-weight-complex="normal"/>
    </style:style>
    <style:style style:name="T11" style:family="text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language="ru" fo:country="RU" fo:font-style="normal" style:font-style-asian="normal" style:font-style-complex="normal"/>
    </style:style>
    <style:style style:name="T13" style:family="text">
      <style:text-properties fo:language="ru" fo:country="RU" fo:font-style="normal" officeooo:rsid="00148ae8" style:font-style-asian="normal" style:font-style-complex="normal"/>
    </style:style>
    <style:style style:name="T14" style:family="text">
      <style:text-properties fo:language="ru" fo:country="RU" fo:font-style="normal" officeooo:rsid="001ace90" style:font-style-asian="normal" style:font-style-complex="normal"/>
    </style:style>
    <style:style style:name="T15" style:family="text">
      <style:text-properties fo:language="ru" fo:country="RU" fo:font-style="normal" fo:font-weight="bold" officeooo:rsid="0016a54c" style:font-style-asian="normal" style:font-weight-asian="bold" style:font-style-complex="normal" style:font-weight-complex="bold"/>
    </style:style>
    <style:style style:name="T16" style:family="text">
      <style:text-properties fo:language="ru" fo:country="RU" fo:font-style="normal" fo:font-weight="bold" officeooo:rsid="0018ee86" style:font-style-asian="normal" style:font-weight-asian="bold" style:font-style-complex="normal" style:font-weight-complex="bold"/>
    </style:style>
    <style:style style:name="T17" style:family="text">
      <style:text-properties fo:language="ru" fo:country="RU" fo:font-style="normal" fo:font-weight="bold" officeooo:rsid="00207655" style:font-style-asian="normal" style:font-weight-asian="bold" style:font-style-complex="normal" style:font-weight-complex="bold"/>
    </style:style>
    <style:style style:name="T18" style:family="text">
      <style:text-properties fo:language="ru" fo:country="RU" fo:font-style="normal" fo:font-weight="normal" officeooo:rsid="0016a54c" style:font-style-asian="normal" style:font-weight-asian="normal" style:font-style-complex="normal" style:font-weight-complex="normal"/>
    </style:style>
    <style:style style:name="T19" style:family="text">
      <style:text-properties fo:language="ru" fo:country="RU" fo:font-style="normal" fo:font-weight="normal" officeooo:rsid="001714dd" style:font-style-asian="normal" style:font-weight-asian="normal" style:font-style-complex="normal" style:font-weight-complex="normal"/>
    </style:style>
    <style:style style:name="T20" style:family="text">
      <style:text-properties fo:language="ru" fo:country="RU" fo:font-style="normal" fo:font-weight="normal" officeooo:rsid="0018ee86" style:font-style-asian="normal" style:font-weight-asian="normal" style:font-style-complex="normal" style:font-weight-complex="normal"/>
    </style:style>
    <style:style style:name="T21" style:family="text">
      <style:text-properties fo:language="ru" fo:country="RU" officeooo:rsid="001d30e7"/>
    </style:style>
    <style:style style:name="T22" style:family="text">
      <style:text-properties fo:language="ru" fo:country="RU" officeooo:rsid="0020c664"/>
    </style:style>
    <style:style style:name="T23" style:family="text">
      <style:text-properties fo:language="ru" fo:country="RU" officeooo:rsid="0022522a"/>
    </style:style>
    <style:style style:name="T24" style:family="text">
      <style:text-properties fo:language="ru" fo:country="RU" officeooo:rsid="002526a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officeooo:rsid="002352e8" style:font-style-asian="italic" style:font-style-complex="italic"/>
    </style:style>
    <style:style style:name="T27" style:family="text">
      <style:text-properties fo:font-style="italic" officeooo:rsid="002526ac" style:font-style-asian="italic" style:font-style-complex="italic"/>
    </style:style>
    <style:style style:name="T28" style:family="text">
      <style:text-properties fo:font-style="italic" fo:font-weight="bold" officeooo:rsid="002526ac" style:font-style-asian="italic" style:font-weight-asian="bold" style:font-style-complex="italic" style:font-weight-complex="bold"/>
    </style:style>
    <style:style style:name="T29" style:family="text">
      <style:text-properties officeooo:rsid="001ace90"/>
    </style:style>
    <style:style style:name="T30" style:family="text">
      <style:text-properties officeooo:rsid="002352e8"/>
    </style:style>
    <style:style style:name="T31" style:family="text">
      <style:text-properties officeooo:rsid="002526ac"/>
    </style:style>
    <style:style style:name="T32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6" text:outline-level="1"><text:bookmark text:name="__RefHeading__36_155291788"/>Программный комплекс VHSM. Описание архитектуры и функциональности.<text:bookmark-end text:name="__RefHeading__36_155291788"/></text:h>
      <text:p text:style-name="P1">Этот документ предназначен для ознакомления с проектом.</text:p>
      <text:table-of-content text:style-name="Sect1" text:protected="true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3">Оглавление</text:p>
          </text:index-title>
          <text:p text:style-name="P20"><text:a xlink:type="simple" xlink:href="#__RefHeading__36_155291788" text:style-name="Index_20_Link" text:visited-style-name="Index_20_Link">Программный комплекс VHSM. Описание архитектуры и функциональности.<text:tab/>1</text:a></text:p>
          <text:p text:style-name="P20"><text:a xlink:type="simple" xlink:href="#__RefHeading__106_204815745" text:style-name="Index_20_Link" text:visited-style-name="Index_20_Link">Описание продукта<text:tab/>3</text:a></text:p>
          <text:p text:style-name="P19"><text:a xlink:type="simple" xlink:href="#__RefHeading__38_155291788" text:style-name="Index_20_Link" text:visited-style-name="Index_20_Link">Введение<text:tab/>3</text:a></text:p>
          <text:p text:style-name="P19"><text:a xlink:type="simple" xlink:href="#__RefHeading__40_155291788" text:style-name="Index_20_Link" text:visited-style-name="Index_20_Link">Структура программного комплекса<text:tab/>4</text:a></text:p>
          <text:p text:style-name="P21"><text:a xlink:type="simple" xlink:href="#__RefHeading__42_155291788" text:style-name="Index_20_Link" text:visited-style-name="Index_20_Link">Client<text:tab/>4</text:a></text:p>
          <text:p text:style-name="P21"><text:a xlink:type="simple" xlink:href="#__RefHeading__44_155291788" text:style-name="Index_20_Link" text:visited-style-name="Index_20_Link">Transport<text:tab/>4</text:a></text:p>
          <text:p text:style-name="P21"><text:a xlink:type="simple" xlink:href="#__RefHeading__46_155291788" text:style-name="Index_20_Link" text:visited-style-name="Index_20_Link">Vhsm<text:tab/>4</text:a></text:p>
          <text:p text:style-name="P21"><text:a xlink:type="simple" xlink:href="#__RefHeading__49_155291788" text:style-name="Index_20_Link" text:visited-style-name="Index_20_Link">Host<text:tab/>4</text:a></text:p>
          <text:p text:style-name="P21"><text:a xlink:type="simple" xlink:href="#__RefHeading__591_1302461645" text:style-name="Index_20_Link" text:visited-style-name="Index_20_Link">OpenSSL engine<text:tab/>5</text:a></text:p>
          <text:p text:style-name="P19"><text:a xlink:type="simple" xlink:href="#__RefHeading__51_155291788" text:style-name="Index_20_Link" text:visited-style-name="Index_20_Link">Сборка системы<text:tab/>6</text:a></text:p>
          <text:p text:style-name="P21"><text:a xlink:type="simple" xlink:href="#__RefHeading__53_155291788" text:style-name="Index_20_Link" text:visited-style-name="Index_20_Link">Зависимости<text:tab/>6</text:a></text:p>
          <text:p text:style-name="P21"><text:a xlink:type="simple" xlink:href="#__RefHeading__593_1302461645" text:style-name="Index_20_Link" text:visited-style-name="Index_20_Link">Конфигурация OpenSSL engine<text:tab/>6</text:a></text:p>
          <text:p text:style-name="P21"><text:a xlink:type="simple" xlink:href="#__RefHeading__55_155291788" text:style-name="Index_20_Link" text:visited-style-name="Index_20_Link">Пробный запуск<text:tab/>6</text:a></text:p>
          <text:p text:style-name="P19"><text:a xlink:type="simple" xlink:href="#__RefHeading__61_155291788" text:style-name="Index_20_Link" text:visited-style-name="Index_20_Link">Описание функциональности<text:tab/>8</text:a></text:p>
          <text:p text:style-name="P21"><text:a xlink:type="simple" xlink:href="#__RefHeading__63_155291788" text:style-name="Index_20_Link" text:visited-style-name="Index_20_Link">Аутентификация<text:tab/>8</text:a></text:p>
          <text:p text:style-name="P21"><text:a xlink:type="simple" xlink:href="#__RefHeading__65_155291788" text:style-name="Index_20_Link" text:visited-style-name="Index_20_Link">Управление ключами<text:tab/>8</text:a></text:p>
          <text:p text:style-name="P21"><text:a xlink:type="simple" xlink:href="#__RefHeading__67_155291788" text:style-name="Index_20_Link" text:visited-style-name="Index_20_Link">Хэш-функции<text:tab/>8</text:a></text:p>
          <text:p text:style-name="P21"><text:a xlink:type="simple" xlink:href="#__RefHeading__69_155291788" text:style-name="Index_20_Link" text:visited-style-name="Index_20_Link">MAC (Message Authentication Code)<text:tab/>9</text:a></text:p>
          <text:p text:style-name="P19"><text:a xlink:type="simple" xlink:href="#__RefHeading__71_155291788" text:style-name="Index_20_Link" text:visited-style-name="Index_20_Link">Имена файлов для транспорта в коде<text:tab/>10</text:a></text:p>
          <text:p text:style-name="P21"><text:a xlink:type="simple" xlink:href="#__RefHeading__73_155291788" text:style-name="Index_20_Link" text:visited-style-name="Index_20_Link">Client<text:tab/>10</text:a></text:p>
          <text:p text:style-name="P21"><text:a xlink:type="simple" xlink:href="#__RefHeading__75_155291788" text:style-name="Index_20_Link" text:visited-style-name="Index_20_Link">Host<text:tab/>10</text:a></text:p>
          <text:p text:style-name="P21"><text:a xlink:type="simple" xlink:href="#__RefHeading__77_155291788" text:style-name="Index_20_Link" text:visited-style-name="Index_20_Link">VHSM<text:tab/>10</text:a></text:p>
        </text:index-body>
      </text:table-of-content>
      <text:h text:style-name="Text_20_body" text:outline-level="1"/>
      <text:h text:style-name="P47" text:outline-level="1"><text:bookmark text:name="__RefHeading__106_204815745"/>Описание продукта<text:bookmark-end text:name="__RefHeading__106_204815745"/></text:h>
      <text:h text:style-name="P44" text:outline-level="2"><text:bookmark text:name="__RefHeading__38_155291788"/>Введение<text:bookmark-end text:name="__RefHeading__38_155291788"/></text:h>
      <text:p text:style-name="P1">VHSM – программный комплекс, предназначенный для хранения секретных данных и вычисления криптографических функций, использующих секреты, <text:s/>вне виртуальной среды приложения.</text:p>
      <text:p text:style-name="P1"/>
      <text:p text:style-name="P12"/>
      <text:h text:style-name="P44" text:outline-level="2"><text:bookmark text:name="__RefHeading__40_155291788"/>Структура программного комплекса<text:bookmark-end text:name="__RefHeading__40_155291788"/></text:h>
      <text:p text:style-name="P1">В этом разделе содержится описание компонент системы.</text:p>
      <text:h text:style-name="P43" text:outline-level="3"><text:bookmark text:name="__RefHeading__42_155291788"/>Client<text:bookmark-end text:name="__RefHeading__42_155291788"/></text:h>
      <text:p text:style-name="Text_20_body"><text:span text:style-name="T1">Здесь и далее под client понимается часть комплекса, исполняющаяся в виртуальной среде клиента (client VE) — потребителя VHSM API. Большая часть кода, описываемого здесь, расположена в </text:span><text:span text:style-name="T5">%repository_root%/prototype/client/</text:span><text:span text:style-name="T1">.</text:span></text:p>
      <text:list xml:id="list6215584221" text:style-name="L1">
        <text:list-item>
          <text:p text:style-name="P23"><text:span text:style-name="T3">vhsm api</text:span><text:span text:style-name="T1"> — набор объявлений функций, структур данных, кодов возврата на языке C. Определяет API для приложений, работающих в client VE. Находится в </text:span><text:span text:style-name="T5">%repository_root%/prototype/client/vhsm_api_prototype/</text:span><text:span text:style-name="T1">. </text:span></text:p>
        </text:list-item>
        <text:list-item>
          <text:p text:style-name="P23"><text:span text:style-name="T3">vhsm api impl</text:span><text:span text:style-name="T1"> — реализация vhsm api на языке С++, компилируется в статическую библиотеку. Находится в </text:span><text:span text:style-name="T5">%repository_root%/prototype/client/vhsm_api_prototype/</text:span><text:span text:style-name="T1">.</text:span></text:p>
        </text:list-item>
      </text:list>
      <text:p text:style-name="Text_20_body"><text:span text:style-name="T1">Зависит от ниже описанных </text:span><text:span text:style-name="T4">netlink</text:span><text:span text:style-name="T3">_transport</text:span><text:span text:style-name="T1">, </text:span><text:span text:style-name="T3">protocol</text:span><text:span text:style-name="T1">.</text:span></text:p>
      <text:h text:style-name="P43" text:outline-level="3"><text:bookmark text:name="__RefHeading__44_155291788"/>Transport<text:bookmark-end text:name="__RefHeading__44_155291788"/></text:h>
      <text:p text:style-name="P1">Здесь и далее под transport понимается часть комплекса, описывающая и реализующая протокол общения между компонентами системы, обеспечивающая передачу сообщений протокола.</text:p>
      <text:list xml:id="list1944453414" text:style-name="L2">
        <text:list-item>
          <text:p text:style-name="P24"><text:span text:style-name="T3">protocol</text:span><text:span text:style-name="T1"> — описание протокола взаимодействия между client и vhsm (см. описание далее) при помощи Google Protobuf. Находится в </text:span><text:span text:style-name="T5">%repository_root%/prototype/protocol/.</text:span></text:p>
        </text:list-item>
        <text:list-item>
          <text:p text:style-name="P25"><text:span text:style-name="T15">netlink transport — </text:span><text:span text:style-name="T18">реализация передачи сообщений <text:s/>между client и vhsm на языке С++, использующая Netlink </text:span><text:span text:style-name="T20">в user space</text:span><text:span text:style-name="T18">. Находится в </text:span><text:span text:style-name="T8">%repository_root%/prototype/netlink_transport/</text:span></text:p>
        </text:list-item>
        <text:list-item>
          <text:p text:style-name="P26"><text:span text:style-name="T16">kernel </text:span><text:span text:style-name="T17">transport module</text:span><text:span text:style-name="T9"> — </text:span><text:span text:style-name="T19">реализация <text:s/></text:span><text:span text:style-name="T18">передачи сообщений <text:s/>между client и vhsm на языке С, </text:span><text:span text:style-name="T20">использующая Netlink в kernel space. </text:span><text:span text:style-name="T18">Находится в </text:span><text:span text:style-name="T8">%repository_root%/prototype/netlink_transport/</text:span><text:span text:style-name="T10">kernel</text:span></text:p>
        </text:list-item>
      </text:list>
      <text:p text:style-name="P38">Детали реализации</text:p>
      <text:p text:style-name="P30"><text:span text:style-name="T31">Пересылка сообщений между контейнерами осуществляется модулем ядра. Для этого в каждое сообщение добавляется заголовок, в котором содержится информация о типе сообщения, </text:span><text:span text:style-name="T27">pid</text:span><text:span text:style-name="T31"> процесса-отправителя и </text:span><text:span text:style-name="T27">veid</text:span><text:span text:style-name="T31"> его контейнера. Модуль осуществляет обработку сообщений, опираясь на эту информацию.</text:span></text:p>
      <text:p text:style-name="P30"><text:span text:style-name="T31">При запуске VHSM регистрируется в транспортном модуле посредством отправки ему специального сообщения. Модуль не позволяет выполнить повторную регистрацию без отзыва текущей регистрации. Отозвать регистрацию может только то приложение, которое послало регистрационное сообщение. Решение сомнительное и в дальнейшем может быть пересмотрено.</text:span></text:p>
      <text:p text:style-name="P30"><text:span text:style-name="T31">При получении сообщения не из сокета VHSM, модуль проверяет его тип, заполняет поля "обратного адреса" и отправляет сообщение в сокет VHSM. При пересылке в обратную сторону информация об "обратном адресе" из заголовка сообщения удаляется.</text:span></text:p>
      <text:h text:style-name="P43" text:outline-level="3"><text:bookmark text:name="__RefHeading__46_155291788"/><text:soft-page-break/>Vhsm<text:bookmark-end text:name="__RefHeading__46_155291788"/></text:h>
      <text:p text:style-name="P42"><text:span text:style-name="T1">Здесь и далее под vhsm понимается часть комплекса, исполняющаяся в виртуальной среде (vhsm VE), где хранятся секретные данные и производится обработка запросов на вычисление криптографических функций. </text:span><text:span text:style-name="T24">Код, описываемый здесь, расположен в</text:span><text:span text:style-name="T1"> </text:span><text:span text:style-name="T5">%repository_root%/prototype/vhsm/. </text:span><text:span text:style-name="T1">Зависит от </text:span><text:span text:style-name="T4">netlink </text:span><text:span text:style-name="T3">transport</text:span><text:span text:style-name="T2">, </text:span><text:span text:style-name="T3">protocol</text:span><text:span text:style-name="T2">.</text:span></text:p>
      <text:p text:style-name="P39">Детали реализации</text:p>
      <text:p text:style-name="P30"><text:span text:style-name="T31">В защищенном хранилище (релизация: </text:span><text:span text:style-name="T27">%repository_root%/prototype/vhsm/VhsmStorage.cpp</text:span><text:span text:style-name="T31">) находятся файлы с пользовательскими ключами, представляющие собой зашифрованные БД SQLite 3. При регистрации пользователя в VHSM осущетсвляется дешифровка соответствующего файла (см. раздел </text:span><text:span text:style-name="T28">Аутентификация</text:span><text:span text:style-name="T31">) и открытие БД в ОЗУ. Последнее реализовано при помощи </text:span><text:span text:style-name="T27">tmpfs</text:span><text:span text:style-name="T31">, которая монтируется в определенную директурию внутри хранилища при запуске VHSM. Для сокрытия файлов, находящихся в этой директории, создается новое изолированное пространство имен с помощью функции </text:span><text:span text:style-name="T27">clone</text:span><text:span text:style-name="T31"> с флагом </text:span><text:span text:style-name="T27">CLONE_NEWNM</text:span><text:span text:style-name="T31">. Это требует прав администратора, что является недостатком данного решения.</text:span></text:p>
      <text:h text:style-name="P43" text:outline-level="3"><text:bookmark text:name="__RefHeading__591_1302461645"/>OpenSSL engine<text:bookmark-end text:name="__RefHeading__591_1302461645"/></text:h>
      <text:p text:style-name="P8"><text:span text:style-name="T1">OpenSSL engine — модуль расширения для OpenSSL, используемый для делегирования </text:span><text:span text:style-name="T1">криптографических функций VHSM. Клиентское приложение должно в явном виде загрузить движок (если он собран в виде динамической библиотеки), либо запросить его использование у OpenSSL (если движок статически встроен в библиотеку libcrypto). Код движка находится в </text:span><text:span text:style-name="T1">файле </text:span><text:span text:style-name="T5">%repository_root%/prototype/client/openssl_vhsm_engine/main.c</text:span></text:p>
      <text:p text:style-name="P5">Детали реализации</text:p>
      <text:p text:style-name="P4">OpenSSL позволяет реализовать в движках множество алгоритмов хеширования и шифрования, но нестандартные алгоритмы могут использоваться конечным пользователем только через унифицированные интерфейсы (например, EVP_Digest для хеширования), что потребует дополнительных усилий для внедрения поддержки движка в приложение (например, если в приложении для хеширования и подписи используются стандартные функции типа SHA1_*, HMAC_*). В то же время функциональность стандартных алгоритмов может быть перегружена по запросу пользователя, при этом в код конечного приложения достаточно добавить несколько строк, загружающих и инициализирующих движок.</text:p>
      <text:p text:style-name="P4">Т. к. перегрузка функций MAC в текущей версии OpenSSL не предусмотрена, было принято решение изменить реализацию алгоритма SHA1 так, чтобы он смог разграничить фазы вычисления HMAC и передавать в VHSM корректные данные. Минусы такого решения:</text:p>
      <text:list xml:id="list2067240684" text:style-name="L3">
        <text:list-item>
          <text:p text:style-name="P27">алгоритм работы движка основан на текущей реализации функции HMAC в OpenSSL, и при ее изменении он станет некорректным;</text:p>
        </text:list-item>
        <text:list-item>
          <text:p text:style-name="P27">алгоритм SHA1 ведет себя не так, как этого может ожидать пользователь. </text:p>
        </text:list-item>
      </text:list>
      <text:p text:style-name="P4">Плюсы:</text:p>
      <text:list xml:id="list1578984984" text:style-name="L4">
        <text:list-item>
          <text:p text:style-name="P28">от конечного пользователя не потребуется значительных усилий по внедрению поддержки VHSM в свое приложение.</text:p>
        </text:list-item>
      </text:list>
      <text:p text:style-name="P4">Процесс вычисления HMAC в OpenSSL можно разделить на три фазы:</text:p>
      <text:list xml:id="list1107901200" text:style-name="L5">
        <text:list-item>
          <text:p text:style-name="P29">вычисление двух значений (ipad и opad), зависящих от ключа, и предварительное их хеширование в различных контекстах;</text:p>
        </text:list-item>
        <text:list-item>
          <text:p text:style-name="P29"><text:soft-page-break/>хеширование пользовательских данных в контексте ipad;</text:p>
        </text:list-item>
        <text:list-item>
          <text:p text:style-name="P29">копирование контекста ipad в opad и финальное хеширование для получения подписи.</text:p>
        </text:list-item>
      </text:list>
      <text:p text:style-name="P4">Во всех фазах происходит обращение к алгоритму хеширования. В текущей реализации движка при первых двух обращениях к алгоритму из переданных данных извлекается ключ и вызывается функция инициализации вычисления MAC из VHSM API. Дальнейшие обращения к алгоритму просто транслируют данные в VHSM. Когда пользовательские данные заканчиваются, OpenSSL финализирует оба контекста, но функция финализации в VHSM вызывается только для контекста opad. Полученные в результате данные возвращаются в OpenSSL в качестве конечной цифровой подписи. </text:p>
      <text:h text:style-name="P45" text:outline-level="2"><text:bookmark text:name="__RefHeading__51_155291788"/>Сборка системы<text:bookmark-end text:name="__RefHeading__51_155291788"/></text:h>
      <text:p text:style-name="P9"><text:span text:style-name="T1">Для сборки проекта используется иерархия makefile'ов. Для сборки проекта необходимо запустить make в </text:span><text:span text:style-name="T5">%repository_root%/prototype/ </text:span><text:span text:style-name="T14">и make в </text:span><text:span text:style-name="T6">%repository_root%/prototype/</text:span><text:span text:style-name="T7">netlink_transport/kernel/</text:span><text:span text:style-name="T5">.</text:span></text:p>
      <text:h text:style-name="P43" text:outline-level="3"><text:bookmark text:name="__RefHeading__53_155291788"/>Зависимости<text:bookmark-end text:name="__RefHeading__53_155291788"/></text:h>
      <text:p text:style-name="P1">Для сборки проекта необходима установка следующих пакетов:</text:p>
      <text:list xml:id="list1687399818" text:style-name="L6">
        <text:list-item>
          <text:p text:style-name="P32">g++;</text:p>
        </text:list-item>
        <text:list-item>
          <text:p text:style-name="P32">protobuf-compiler, libprotobuf7, libprotoc7, libprotobuf-dev;</text:p>
        </text:list-item>
        <text:list-item>
          <text:p text:style-name="P32">libcrypto++-dev;</text:p>
        </text:list-item>
        <text:list-item>
          <text:p text:style-name="P32">libssl-dev;</text:p>
        </text:list-item>
        <text:list-item>
          <text:p text:style-name="P33">libsqlite3-dev</text:p>
        </text:list-item>
        <text:list-item>
          <text:p text:style-name="P34">linux-headers-2.6.32-5-openvz</text:p>
        </text:list-item>
      </text:list>
      <text:h text:style-name="P43" text:outline-level="3"><text:bookmark text:name="__RefHeading__593_1302461645"/>Конфигурация OpenSSL engine<text:bookmark-end text:name="__RefHeading__593_1302461645"/></text:h>
      <text:p text:style-name="P1">В файл <text:span text:style-name="T25">/etc/ssl/openssl.cnf</text:span> необходимо добавить следующие строки:</text:p>
      <text:list xml:id="list1601006872" text:style-name="L7">
        <text:list-item>
          <text:p text:style-name="P35">в начале файла:</text:p>
        </text:list-item>
      </text:list>
      <text:p text:style-name="P1"><text:tab/><text:span text:style-name="T25">openssl_conf = openssl_def</text:span></text:p>
      <text:list xml:id="list1821855028" text:style-name="L8">
        <text:list-item>
          <text:p text:style-name="P36">в конце файла:</text:p>
        </text:list-item>
      </text:list>
      <text:p text:style-name="P16">[openssl_def]</text:p>
      <text:p text:style-name="P16">engines = engine_section</text:p>
      <text:p text:style-name="P16">[engine_section]</text:p>
      <text:p text:style-name="P16">test_engine = test_engine_section</text:p>
      <text:p text:style-name="P16"/>
      <text:p text:style-name="P16">[test_engine_section]</text:p>
      <text:p text:style-name="P16">engine_id = test_engine</text:p>
      <text:p text:style-name="P16">dynamic_path = /path/to/test_engine.so # %repository_root%/test_drive/1/test_engine.so</text:p>
      <text:p text:style-name="P16"># здесь следует указать логин и пароль для регистрации пользователя в VHSM</text:p>
      <text:p text:style-name="P16">username = user</text:p>
      <text:p text:style-name="P16">password = password</text:p>
      <text:p text:style-name="P16">init = 0</text:p>
      <text:h text:style-name="P43" text:outline-level="3"><text:bookmark text:name="__RefHeading__55_155291788"/>Пробный запуск<text:bookmark-end text:name="__RefHeading__55_155291788"/></text:h>
      <text:p text:style-name="P7">Сборка:</text:p>
      <text:list xml:id="list1950190912" text:style-name="L9">
        <text:list-item>
          <text:p text:style-name="P40"><text:span text:style-name="T7">%repository_root%/prototype/create_test_structure.sh</text:span><text:span text:style-name="T13">. Этот скрипт пересоберёт проект, создаст каталог </text:span><text:span text:style-name="T7">%repository_root%/test_drive/, </text:span><text:span text:style-name="T13">куда будут помещены файлы необходимые для запуска.</text:span></text:p>
        </text:list-item>
        <text:list-item>
          <text:p text:style-name="P40"><text:bookmark-start text:name="__DdeLink__714_671167403"/><text:span text:style-name="T6">%repository_root%/prototype/</text:span><text:span text:style-name="T7">netlink_transport/kernel/</text:span><text:bookmark-end text:name="__DdeLink__714_671167403"/><text:span text:style-name="T7">make. </text:span><text:span text:style-name="T13">Для компиляции модуля ядра.</text:span></text:p>
          <text:p text:style-name="P40"><text:span text:style-name="T13"/></text:p>
          <text:p text:style-name="P31"><text:soft-page-break/></text:p>
        </text:list-item>
      </text:list>
      <text:p text:style-name="P3">Порядок запуска:</text:p>
      <text:list xml:id="list1783135840" text:style-name="L10">
        <text:list-item>
          <text:p text:style-name="P41"><text:span text:style-name="T7">insmod </text:span><text:span text:style-name="T5">%repository_root%/</text:span><text:span text:style-name="T6">prototype/</text:span><text:span text:style-name="T7">netlink_transport/kernel/vhsm_transport.ko</text:span><text:span text:style-name="T5">;</text:span></text:p>
        </text:list-item>
        <text:list-item>
          <text:p text:style-name="P37">%repository_root%/test_drive/vhsm;</text:p>
        </text:list-item>
        <text:list-item>
          <text:p text:style-name="P37">%repository_root%/test_drive/1/test_app;</text:p>
        </text:list-item>
      </text:list>
      <text:p text:style-name="P6"><text:span text:style-name="T32">Примечание</text:span>: пункты 1. и 2. необходимо выполнять с правами суперпользователя.</text:p>
      <text:p text:style-name="P6"/>
      <text:p text:style-name="P2"><text:span text:style-name="T29">В</text:span>ывод приложения test_app выглядит следующим образом:</text:p>
      <text:p text:style-name="P17">DB opened | user: user </text:p>
      <text:p text:style-name="P17">digest of an empty string is: 0xda39a3ee5e6b4b0d3255bfef95601890afd80709 </text:p>
      <text:p text:style-name="P17">test digest succeeded </text:p>
      <text:p text:style-name="P17">test key creation succeeded </text:p>
      <text:p text:style-name="P17">hmac-sha1 of an empty string with an empty key is: 0xfbdb1d1b18aa6c08324b7d64b71fb76370690e1d </text:p>
      <text:p text:style-name="P17">test hmac succeeded </text:p>
      <text:p text:style-name="P17">Generated key with specified id 123 </text:p>
      <text:p text:style-name="P17">Generated key with generated id iu+rg8OrbdAyadoc </text:p>
      <text:p text:style-name="P17">keys generation succeeded </text:p>
      <text:p text:style-name="P17">All keys </text:p>
      <text:p text:style-name="P17">test_key | length: 0 | purpose: 0 | import date: 1373297260 </text:p>
      <text:p text:style-name="P17">123 | length: 32 | purpose: 0 | import date: 1373297260 </text:p>
      <text:p text:style-name="P17">iu+rg8OrbdAyadoc | length: 32 | purpose: 0 | import date: 1373297260 </text:p>
      <text:p text:style-name="P17">Single key: test_key </text:p>
      <text:p text:style-name="P17">test_key | length: 0 | purpose: 0 | import date: 1373297260 </text:p>
      <text:p text:style-name="P17">test enum keys succeeded </text:p>
      <text:p text:style-name="P17">DB closed | user: user </text:p>
      <text:p text:style-name="P18"/>
      <text:p text:style-name="P15">Для проверки OpenSSL-движка можно воспользоваться командой:</text:p>
      <text:p text:style-name="P14"><text:span text:style-name="T1"><text:tab/></text:span><text:span text:style-name="T5">openssl dgst -hmac &lt;key id&gt; -sha1 &lt;files&gt;</text:span></text:p>
      <text:p text:style-name="P14"><text:span text:style-name="T1">в качестве </text:span><text:span text:style-name="T5">&lt;key id&gt;</text:span><text:span text:style-name="T1"> для тестового стенда следует использовать </text:span><text:span text:style-name="T5">test_key. </text:span><text:span text:style-name="T1">Также можно запустить программу </text:span><text:span text:style-name="T5">%repository_root%/test_drive/1/e_test_app</text:span><text:span text:style-name="T1">, указав в качестве параметра путь к подписываемому файлу.</text:span></text:p>
      <text:p text:style-name="P15"/>
      <text:p text:style-name="P15"/>
      <text:h text:style-name="P45" text:outline-level="2"><text:bookmark text:name="__RefHeading__61_155291788"/>Описание функциональности<text:bookmark-end text:name="__RefHeading__61_155291788"/></text:h>
      <text:p text:style-name="Text_20_body"><text:span text:style-name="T1">В этой части описывается функциональность системы </text:span><text:span text:style-name="T1">и</text:span><text:span text:style-name="T1"> особенностями реализации. </text:span><text:span text:style-name="T1">В случае, если какой-либо параметр должен конфигурироваться отдельно, но вместо этого явно указан в коде, будет дана ссылка на соответствующие места в коде.</text:span></text:p>
      <text:h text:style-name="P43" text:outline-level="3"><text:bookmark text:name="__RefHeading__63_155291788"/>Аутентификация<text:bookmark-end text:name="__RefHeading__63_155291788"/></text:h>
      <text:p text:style-name="P11"><text:span text:style-name="T1">Приложение vhsm хранит данные пользователей, в том числе необходимые для аутентификации, </text:span><text:span text:style-name="T22">по умолчанию</text:span><text:span text:style-name="T1"> в каталоге указанном здесь: </text:span><text:a xlink:type="simple" xlink:href="https://github.com/OSLL/vhsm/blob/master/prototype/vhsm/VhsmStorage.h#L27">https://github.com/OSLL/vhsm/blob/master/prototype/vhsm/VhsmStorage.h#L27</text:a><text:span text:style-name="T1"> </text:span><text:span text:style-name="T23">Внутри этого каталога создаются каталоги, соответствующие именам пользователей, где находится зашифрованная база данных и опции генерации ключа для ее дешифрования. База данных шифруется алгоритмом AES в режиме GCM, что позволяет выполнять аутентификацию пользователя. Ключ шифрования генерируется на основе пользовательского пароля с помощью функции PKCS5_PBKDF2. Параметры этой функции создаются при добавлении пользователя и хранятся в открытом виде в его каталоге.</text:span></text:p>
      <text:p text:style-name="Text_20_body"><text:span text:style-name="T12">Для создания пользователей и инициализации зашифрованного хранилища было написано консольное приложение vhsm_admin (</text:span><text:a xlink:type="simple" xlink:href="https://github.com/OSLL/vhsm/blob/master/prototype/vhsm/vhsm_admin.cpp">https://github.com/OSLL/vhsm/blob/master/prototype/vhsm/vhsm_admin.cpp</text:a><text:span text:style-name="T12">) которое может быть найдено в каталоге test_drive п</text:span><text:span text:style-name="T12">осле</text:span><text:span text:style-name="T12"> запуск</text:span><text:span text:style-name="T12">а</text:span><text:span text:style-name="T12"> скрипта </text:span><text:span text:style-name="T5">create_test_structure.sh</text:span><text:span text:style-name="T12">. </text:span><text:span text:style-name="T12">(сам скрипт также использует это приложение)</text:span></text:p>
      <text:h text:style-name="P43" text:outline-level="3"><text:bookmark text:name="__RefHeading__65_155291788"/>Управление ключами<text:bookmark-end text:name="__RefHeading__65_155291788"/></text:h>
      <text:p text:style-name="P10"><text:span text:style-name="T1">В vhsm_api_prototype предусмотрены функции управления ключами. Их список доступен здесь: </text:span><text:a xlink:type="simple" xlink:href="https://github.com/OSLL/vhsm/blob/master/prototype/client/vhsm_api_prototype/key_mgmt.h">https://github.com/OSLL/vhsm/blob/master/prototype/client/vhsm_api_prototype/key_mgmt.h</text:a><text:span text:style-name="T1">. <text:s/>Так, доступны функции создания (импорта) ключей, получения списка id ключей, удаление ключей, </text:span><text:span text:style-name="T22"><text:s/>генерацию ключей и получение информации о ключах (длина, назначение, дата создания)</text:span><text:span text:style-name="T1">.</text:span></text:p>
      <text:p text:style-name="P2">В случае успешного импорта ключа, он становится доступным для использования в вычислениях по своему id.</text:p>
      <text:h text:style-name="P43" text:outline-level="3"><text:bookmark text:name="__RefHeading__67_155291788"/>Хэш-функции<text:bookmark-end text:name="__RefHeading__67_155291788"/></text:h>
      <text:p text:style-name="Text_20_body"><text:span text:style-name="T1">И</text:span><text:span text:style-name="T1">нтерфейс </text:span><text:span text:style-name="T1">vhsm_api_prototype</text:span><text:span text:style-name="T1"> для работы с хэш-функциями опирается на интерфейс, </text:span><text:span text:style-name="T1">описываемый стандартом </text:span><text:span text:style-name="T5">pkcs#11</text:span><text:span text:style-name="T12">. (см. </text:span><text:a xlink:type="simple" xlink:href="https://github.com/OSLL/vhsm/blob/master/prototype/client/vhsm_api_prototype/digest.h">https://github.com/OSLL/vhsm/blob/master/prototype/client/vhsm_api_prototype/digest.h</text:a><text:span text:style-name="T12"> для деталей)<text:line-break/></text:span><text:span text:style-name="T12">Статус вычисления хэш-функции ассоциируется с id сессии, открытой пользователем. Реализована поддержка только хэш-функции SHA1. Добавление поддержки новых хэш-функций сложности не представляет.</text:span></text:p>
      <text:h text:style-name="P43" text:outline-level="3"><text:bookmark text:name="__RefHeading__69_155291788"/>MAC (Message Authentication Code)<text:bookmark-end text:name="__RefHeading__69_155291788"/></text:h>
      <text:p text:style-name="Text_20_body"><text:span text:style-name="T1">Интерфейс vhsm_api_prototype для работы с MAC опирается на интерфейс, описываемый стандартом </text:span><text:span text:style-name="T5">pkcs#11. </text:span><text:span text:style-name="T12">(см. </text:span><text:a xlink:type="simple" xlink:href="https://github.com/OSLL/vhsm/blob/master/prototype/client/vhsm_api_prototype/mac.h">https://github.com/OSLL/vhsm/blob/master/prototype/client/vhsm_api_prototype/mac.h</text:a><text:span text:style-name="T12"> для деталей)</text:span></text:p>
      <text:p text:style-name="P2"><text:soft-page-break/>Статус вычисления MAC ассоциируется с id сесссии, открытой пользователем.</text:p>
      <text:p text:style-name="Text_20_body"><text:span text:style-name="T12">Реализована поддержка HMAC с указанием хэш-функции, которую необходимо использовать (на </text:span><text:span text:style-name="T12">данный момент, - только SHA1</text:span><text:span text:style-name="T1">). </text:span><text:span text:style-name="T1">Добавление поддержки новых хэш-функций сложности не представляет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Title" style:class="index">
      <style:paragraph-properties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eadok22 </meta:initial-creator>
    <meta:creation-date>2013-05-26T18:14:37</meta:creation-date>
    <meta:generator>OpenOffice.org/3.2$Unix OpenOffice.org_project/320m19$Build-9505</meta:generator>
    <dc:date>2013-07-09T00:20:00</dc:date>
    <meta:editing-duration>PT07H36M40S</meta:editing-duration>
    <meta:editing-cycles>41</meta:editing-cycles>
    <dc:creator>user </dc:creator>
    <meta:document-statistic meta:table-count="0" meta:image-count="0" meta:object-count="0" meta:page-count="10" meta:paragraph-count="132" meta:word-count="1407" meta:character-count="11704"/>
  </office:meta>
</office:document-meta>
</file>